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ParserConfiguration.XIncludeParserConfiguration( SymbolTable symbolTable , XMLGrammarPool grammarPool , XMLComponentManager parent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IncludeParserConfiguration.configureXML11Pipe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IncludeParserConfiguration.XIncludeParser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arserConfiguration.XIncludeParser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IncludeParserConfiguration.configurePipe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IncludeParserConfiguration.setProperty( String propertyId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arserConfiguration.XInclude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